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none" draw:fill-hatch-name="Black_20_0_20_Degrees" draw:fill-hatch-solid="false" draw:textarea-horizontal-align="center" draw:textarea-vertical-align="middle"/>
    </style:style>
    <style:style style:name="gr3" style:family="graphic" style:parent-style-name="standard">
      <style:graphic-properties draw:fill="none" draw:fill-gradient-name="Gradient_20_1" draw:fill-hatch-name="Hatch_20_1" draw:fill-hatch-solid="false" draw:fill-image-name="Empty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7cm" svg:x2="17cm" svg:y2="7cm">
          <text:p/>
        </draw:line>
        <draw:path draw:style-name="gr2" draw:text-style-name="P1" draw:layer="layout" svg:width="3.999cm" svg:height="1.332cm" svg:x="3cm" svg:y="5.667cm" svg:viewBox="0 0 4000 1333" svg:d="m0 1333c2500-3000 4000 0 4000 0z">
          <text:p/>
        </draw:path>
        <draw:path draw:style-name="gr3" draw:text-style-name="P1" draw:layer="layout" svg:width="7.999cm" svg:height="5.488cm" svg:x="7cm" svg:y="7cm" svg:viewBox="0 0 8000 5489" svg:d="m0 0c500 3000 1500 7500 4500 4500s3500-4500 3500-4500z">
          <text:p/>
        </draw:path>
        <draw:frame draw:style-name="gr4" draw:layer="layout" svg:width="1.052cm" svg:height="0.962cm" svg:x="4.5cm" svg:y="6.038cm">
          <draw:text-box>
            <text:p>f+</text:p>
          </draw:text-box>
        </draw:frame>
        <draw:frame draw:style-name="gr4" draw:layer="layout" svg:width="0.891cm" svg:height="0.962cm" svg:x="9.5cm" svg:y="9.038cm">
          <draw:text-box>
            <text:p>f-</text:p>
          </draw:text-box>
        </draw:frame>
        <draw:line draw:style-name="gr1" draw:text-style-name="P1" draw:layer="layout" svg:x1="3cm" svg:y1="13cm" svg:x2="3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hatch draw:name="Hatch_20_1" draw:display-name="Hatch 1" draw:style="single" draw:color="#000000" draw:distance="0.1cm" draw:rotation="90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phane Puechmorel</meta:initial-creator>
    <meta:creation-date>2011-07-22T10:03:58</meta:creation-date>
    <dc:date>2011-07-22T10:26:26</dc:date>
    <dc:creator>Stephane Puechmorel</dc:creator>
    <meta:editing-duration>PT17M56S</meta:editing-duration>
    <meta:editing-cycles>2</meta:editing-cycles>
    <meta:generator>LibreOffice/3.3$Unix LibreOffice_project/330m19$Build-202</meta:generator>
    <meta:document-statistic meta:object-count="6"/>
  </office:meta>
</office:document-meta>
</file>